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122" officeooo:paragraph-rsid="0004d122"/>
    </style:style>
    <style:style style:name="P2" style:family="paragraph" style:parent-style-name="Standard">
      <style:text-properties officeooo:rsid="0004d122" officeooo:paragraph-rsid="0005f090"/>
    </style:style>
    <style:style style:name="P3" style:family="paragraph" style:parent-style-name="Standard">
      <style:text-properties officeooo:rsid="00077954" officeooo:paragraph-rsid="00077954"/>
    </style:style>
    <style:style style:name="P4" style:family="paragraph" style:parent-style-name="Standard">
      <style:text-properties officeooo:rsid="000815f3" officeooo:paragraph-rsid="000815f3"/>
    </style:style>
    <style:style style:name="T1" style:family="text">
      <style:text-properties officeooo:rsid="0005f090"/>
    </style:style>
    <style:style style:name="T2" style:family="text">
      <style:text-properties officeooo:rsid="00081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ICULDADES ENCONTRADAS</text:p>
      <text:p text:style-name="P1"/>
      <text:p text:style-name="P1"><text:tab/>Como qualquer trabalho, sempre há erros quando se tenta programar algo um pouco mais complexo: falha de segmentação, ‘warnings’, ‘leak’ de memória, dentre outros. Neste, não foi diferente. Algumas das funções com as quais tivemos um certo nível de dificuldade foram:</text:p>
      <text:p text:style-name="P1"/>
      <text:p text:style-name="P1">1) Desalocamento de memória</text:p>
      <text:p text:style-name="P1"><text:tab/>A Biliboteca_Funcoes_Desalocar é a responsável por desalocar os elementos que foram alocados dinamicamente na memória durante a execução do progama. Mas criá-la não foi de todo fácil.</text:p>
      <text:p text:style-name="P2"><text:tab/>Tratando-se de uma variável do tipo Struct <text:span text:style-name="T1">TipoCelula (uma célula da lista encadeada), </text:span>sua função de desalocamento de memória – a <text:span text:style-name="T1">DesalocaCelula</text:span> –<text:span text:style-name="T1"> é simples de se implementar, já que a célula é o elemento básico da lista. Por ser um ponteiro único, basta dar ‘free’ para liberá-la da memória. Para tal função, não houve dificuldades na implementação.</text:span></text:p>
      <text:p text:style-name="P2"><text:span text:style-name="T1"><text:tab/>Para uma variável do tipo Struct TipoLista (o baralho, por exemplo), sua função de desalocamento – a DesalocaLista – ganha um pouco de complexidade. Ao final da execução do programa, sua falta era perceptível com o ‘leak’ que ela gerava. Mas, como visto e praticado em sala de aula, basta desalocar cada célula da lista separadamente. Para tal função, requeriu-se um pouco mais de planejamento para sua implementação.</text:span></text:p>
      <text:p text:style-name="P2"><text:span text:style-name="T1"><text:tab/>A maior dificuldade ocorreu quando tratava-se de uma variável “Lista de Lista” (a TipoLista** pontos, por exemplo). Tínhamos, assim, uma lista encadeada de listas encadeadas. O planejamento para sua função de desalocamento – a DesalocaListaDeLista – foi um tanto conturbada e demorada. Foi difícil compreender como acessar cada lista individualmente, bem como cada célula dessas listas. Ao final da execução do programa, sua falta gerava um ‘leak’ absurdo de memória, e consertá-lo não foi de tão imediato. Depois de bem estudar e analisar a estrutura em questão, conseguiu-se corrigir os erros apresentados. </text:span></text:p>
      <text:p text:style-name="P1"/>
      <text:p text:style-name="P1">2) Embaralhar</text:p>
      <text:p text:style-name="P1"><text:tab/>Como apresentado anteriormente, a função de embaralhar é separada em duas partes: uma auxiliar que embaralha em si (EmbaralhaBaralhoAuxiliar) e outra que chama a auxilar 4 vezes para deixar o baralho mais embralhado (EmbaralhaBaralho); </text:p>
      <text:p text:style-name="P1"><text:tab/>Para essa função, uma das dificuldades foi relacionada ao planejamento da mesma. Existem outros modos de criar uma função que realiza o pedido, mas faltava talvez um pouco de conhecimento teórico para a sua implementação. Outra forma de embaralhamento foi pensada (usando, como apoio, as funções da Biblioteca_Funcoes_Trunfo), mas, ao analizá-la junto à função por nós apresentada, preferiu-se deixá-la de lado. Mas isso não significa que ela é melhor opção. A função faz o necessário, porém, com zero de variabilidade, entregando sempre o mesmo baralho embaralhado.</text:p>
      <text:p text:style-name="P1"><text:tab/>Outro problema enfrentado foi o grande ‘leak’ que memória que essa função gerava. Como ela aloca dinamicamente outros dois baralhos auxiliares, o uso de memória aumentava consideravelmente. Esse problema, porém, foi contornado com a inclusão da Biblioteca_Funcoes_Desalocar, que desalocou tais baralhos corretamente.</text:p>
      <text:p text:style-name="P1"/>
      <text:p text:style-name="P3">3) Ordenar as jogadas</text:p>
      <text:p text:style-name="P3"><text:tab/>No jogo bisca, como apresentado na descrição deste trabalho, existe uma ordenação nas jogadas: o ganhador de uma rodada começa a próxima. <text:span text:style-name="T2">Contudo, n</text:span>o início da implementação do mesmo, tal regra não foi considerada, pois, no modo em que o jogo foi <text:span text:style-name="T2">pensado, seu planejamento não era fácil. Os jogadores foram criados com valores pré-definidos, e não como uma struct particular ou como uma lista circular. Com isso, tinha-se um jogo em que o jogador era o que sempre começava as rodadas, seguido pelo(s) computador(es).</text:span></text:p>
      <text:p text:style-name="P4"><text:tab/>Para consertar tal erro, foram implementadas 2 funções, presentes na biblioteca Biblioteca_Funcoes_Jogo.h e anteriormente apresentadas: a RefazOrdemJogadores e a <text:soft-page-break/>FazOrdemJogadores. Seus planejamentos foram um tanto extensos, demandando um pouco de tempo para consertar o erro. Foram criadas duas funções presentes na Biblioteca_Funcoes_Jogo.h, a FazOrdemJogadores e a RefazOrdemJogadores. Com elas o problema foi contornado, ajustando a jogabilidade corretament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0:52:23.358317974</meta:creation-date>
    <dc:date>2019-05-14T21:51:08.789112843</dc:date>
    <meta:editing-duration>PT2M14S</meta:editing-duration>
    <meta:editing-cycles>1</meta:editing-cycles>
    <meta:document-statistic meta:table-count="0" meta:image-count="0" meta:object-count="0" meta:page-count="2" meta:paragraph-count="14" meta:word-count="596" meta:character-count="4019" meta:non-whitespace-character-count="3417"/>
    <meta:generator>LibreOffice/5.3.1.2$Linux_X86_64 LibreOffice_project/30m0$Build-2</meta:generator>
  </office:meta>
</office:document-meta>
</file>